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37.5" calcext:value-type="float">
            <text:p>137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37.5" calcext:value-type="float">
            <text:p>37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15:02:25.1921000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29T15:03:10.290000953</dc:date>
    <meta:editing-duration>PT18H5M52S</meta:editing-duration>
    <meta:editing-cycles>79</meta:editing-cycles>
    <meta:generator>LibreOffice/6.0.7.3$Linux_X86_64 LibreOffice_project/00m0$Build-3</meta:generator>
    <meta:document-statistic meta:table-count="1" meta:cell-count="108" meta:object-count="0"/>
  </office:meta>
</office:document-meta>
</file>